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none" fo:border-top="none" fo:border-bottom="0.05pt solid #000000"/>
    </style:style>
    <style:style style:name="Table1.E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3.043cm"/>
    </style:style>
    <style:style style:name="Tabla6.B" style:family="table-column">
      <style:table-column-properties style:column-width="2.738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line-height="100%"/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5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6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7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Arial" fo:font-size="9pt" style:font-size-asian="9pt" style:font-size-complex="9pt"/>
    </style:style>
    <style:style style:name="P12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1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4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6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7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18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/>
    </style:style>
    <style:style style:name="P19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style:text-underline-style="none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break-before="page"/>
      <style:text-properties style:font-name="Arial"/>
    </style:style>
    <style:style style:name="P22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3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4" style:family="paragraph" style:parent-style-name="Heading">
      <style:paragraph-properties fo:line-height="100%" fo:text-align="center" style:justify-single-word="false" fo:break-before="page"/>
      <style:text-properties style:font-name="Arial" fo:font-size="15pt" style:font-size-asian="15pt" style:font-size-complex="15pt"/>
    </style:style>
    <style:style style:name="P25" style:family="paragraph" style:parent-style-name="Table_20_Heading">
      <style:text-properties style:font-name="Arial"/>
    </style:style>
    <style:style style:name="P26" style:family="paragraph" style:parent-style-name="Table_20_Heading">
      <style:paragraph-properties fo:text-align="end" style:justify-single-word="false"/>
      <style:text-properties style:font-name="Arial"/>
    </style:style>
    <style:style style:name="P27" style:family="paragraph" style:parent-style-name="Table_20_Heading">
      <style:text-properties style:font-name="Arial" fo:font-size="11pt" style:font-size-asian="11pt" style:font-size-complex="11pt"/>
    </style:style>
    <style:style style:name="P28" style:family="paragraph" style:parent-style-name="Table_20_Contents">
      <style:text-properties style:font-name="Arial"/>
    </style:style>
    <style:style style:name="P29" style:family="paragraph" style:parent-style-name="Table_20_Contents">
      <style:paragraph-properties fo:text-align="end" style:justify-single-word="false"/>
      <style:text-properties style:font-name="Arial"/>
    </style:style>
    <style:style style:name="P30" style:family="paragraph" style:parent-style-name="Table_20_Contents">
      <style:paragraph-properties fo:text-align="end" style:justify-single-word="false"/>
      <style:text-properties style:font-name="Arial" officeooo:paragraph-rsid="000b3cd1"/>
    </style:style>
    <style:style style:name="P31" style:family="paragraph" style:parent-style-name="Table_20_Contents">
      <style:paragraph-properties fo:text-align="end" style:justify-single-word="false"/>
      <style:text-properties style:font-name="Arial" officeooo:paragraph-rsid="000ed2e7"/>
    </style:style>
    <style:style style:name="P32" style:family="paragraph" style:parent-style-name="Table_20_Contents">
      <style:text-properties style:font-name="Arial" fo:font-style="italic" style:font-style-asian="italic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Ari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6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1pt" style:font-size-asian="11pt" style:font-size-complex="11pt"/>
    </style:style>
    <style:style style:name="P37" style:family="paragraph" style:parent-style-name="Head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8" style:family="paragraph" style:parent-style-name="Header">
      <style:paragraph-properties fo:line-height="150%"/>
      <style:text-properties style:font-name="Arial" fo:font-size="11pt" style:font-size-asian="11pt" style:font-size-complex="11pt"/>
    </style:style>
    <style:style style:name="P39" style:family="paragraph" style:parent-style-name="Header">
      <style:paragraph-properties fo:line-height="150%" fo:text-align="start" style:justify-single-word="false"/>
      <style:text-properties style:font-name="Arial" fo:font-size="11pt" style:font-size-asian="11pt" style:font-size-complex="11pt"/>
    </style:style>
    <style:style style:name="P40" style:family="paragraph" style:parent-style-name="Frame_20_contents">
      <style:paragraph-properties fo:text-align="center" style:justify-single-word="false"/>
    </style:style>
    <style:style style:name="P41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42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43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3pt" officeooo:rsid="00115d5b" style:font-size-asian="13pt" style:font-size-complex="13pt"/>
    </style:style>
    <style:style style:name="T9" style:family="text">
      <style:text-properties style:font-name="Arial" officeooo:rsid="00115d5b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invoice in records"&gt;</text:placeholder></text:p>
      <text:p text:style-name="P13"><text:placeholder text:placeholder-type="text">&lt;set_lang(invoice.party.lang and invoice.party.lang.code or 'es_AR')&gt;</text:placeholder><text:placeholder text:placeholder-type="text">&lt;invoice.set_lang(invoice.party.lang and invoice.party.lang.code or 'es_AR')&gt;</text:placeholder></text:p>
      <text:p text:style-name="P20"/>
      <table:table table:name="Tabla5" table:style-name="Tabla5">
        <table:table-column table:style-name="Tabla5.A"/>
        <table:table-row>
          <table:table-cell table:style-name="Tabla5.A1" office:value-type="string">
            <text:p text:style-name="P35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4"><draw:frame draw:style-name="fr1" draw:name="image: (str(company.logo), 'image/jpeg')" text:anchor-type="paragraph" svg:x="1.565cm" svg:y="0.254cm" style:rel-width="60%" svg:height="1.976cm" draw:z-index="1"><draw:text-box fo:min-height="16%" fo:min-width="4.551cm"><text:p text:style-name="P40"/></draw:text-box></draw:frame><text:placeholder text:placeholder-type="text">&lt;company.party.full_name.upper()&gt;</text:placeholder></text:p>
            <text:p text:style-name="P36"><text:placeholder text:placeholder-type="text">&lt;if test="company.party.addresses"&gt;</text:placeholder></text:p>
            <text:p text:style-name="P37"><text:placeholder text:placeholder-type="text">&lt;for each="line in company.party.addresses[0].full_address.split('-')"&gt;</text:placeholder></text:p>
            <text:p text:style-name="P37"><text:placeholder text:placeholder-type="text">&lt;line&gt;</text:placeholder></text:p>
            <text:p text:style-name="P37"><text:placeholder text:placeholder-type="text">&lt;/for&gt;</text:placeholder></text:p>
            <text:p text:style-name="P7"><text:placeholder text:placeholder-type="text">&lt;/if&gt;</text:placeholder></text:p>
            <text:p text:style-name="P7"/>
            <text:p text:style-name="P11">IVA <text:placeholder text:placeholder-type="text">&lt;condicion_iva&gt;</text:placeholder></text:p>
          </table:table-cell>
          <table:table-cell table:style-name="Tabla1.B1" office:value-type="string">
            <text:p text:style-name="P22"><text:placeholder text:placeholder-type="text">&lt;tipo_comprobante&gt;</text:placeholder></text:p>
            <text:p text:style-name="P23"><text:span text:style-name="T4">COD</text:span><text:span text:style-name="T1">. </text:span><text:span text:style-name="T4"><text:placeholder text:placeholder-type="text">&lt;codigo_comprobante&gt;</text:placeholder></text:span></text:p>
          </table:table-cell>
          <table:table-cell table:style-name="Tabla1.C1" office:value-type="string">
            <text:p text:style-name="P19"><text:placeholder text:placeholder-type="text">&lt;nombre_comprobante.upper()&gt;</text:placeholder></text:p>
            <text:p text:style-name="P18"><text:span text:style-name="T2">N°: </text:span><text:span text:style-name="T3"><text:placeholder text:placeholder-type="text">&lt;invoice.number and ' ' + invoice.number or ''&gt;</text:placeholder></text:span></text:p>
            <text:p text:style-name="P16"><text:span text:style-name="Line_20_numbering"><text:span text:style-name="T6"><text:placeholder text:placeholder-type="text">&lt;if test="invoice.invoice_date"&gt;</text:placeholder></text:span></text:span></text:p>
            <text:p text:style-name="P17"><text:span text:style-name="Line_20_numbering"><text:span text:style-name="T8">Fecha</text:span></text:span><text:span text:style-name="Line_20_numbering"><text:span text:style-name="T5">:</text:span></text:span><text:span text:style-name="Line_20_numbering"><text:span text:style-name="T5"><text:placeholder text:placeholder-type="text">&lt;format_date(invoice.invoice_date, invoice.party.lang)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  <text:p text:style-name="P14"><text:span text:style-name="Line_20_numbering"><text:span text:style-name="T5"><text:placeholder text:placeholder-type="text">&lt;if test="invoice.party.vat_code"&gt;</text:placeholder></text:span></text:span></text:p>
            <text:p text:style-name="P14"><text:span text:style-name="Line_20_numbering"><text:span text:style-name="T9">CUIT</text:span></text:span><text:span text:style-name="Line_20_numbering"><text:span text:style-name="T5">: </text:span></text:span><text:span text:style-name="Line_20_numbering"><text:span text:style-name="T5"><text:placeholder text:placeholder-type="text">&lt;vat_number&gt;</text:placeholder></text:span></text:span></text:p>
            <text:p text:style-name="P14"><text:span text:style-name="Line_20_numbering"><text:span text:style-name="T5"><text:placeholder text:placeholder-type="text">&lt;/if&gt;</text:placeholder></text:span></text:span></text:p>
            <text:p text:style-name="P14"><text:span text:style-name="Line_20_numbering"><text:span text:style-name="T5"><text:placeholder text:placeholder-type="text">&lt;if test="iibb_type"&gt;</text:placeholder></text:span></text:span></text:p>
            <text:p text:style-name="P14"><text:span text:style-name="Line_20_numbering"><text:span text:style-name="T5">IIBB:</text:span></text:span><text:span text:style-name="Line_20_numbering"><text:span text:style-name="T5"><text:placeholder text:placeholder-type="text">&lt;iibb_type&gt;</text:placeholder></text:span></text:span></text:p>
            <text:p text:style-name="P14"><text:span text:style-name="Line_20_numbering"><text:span text:style-name="T5"><text:placeholder text:placeholder-type="text">&lt;/if&gt;</text:placeholder></text:span></text:span></text:p>
            <text:p text:style-name="P14"><text:span text:style-name="Line_20_numbering"><text:span text:style-name="T5"><text:placeholder text:placeholder-type="text">&lt;if test="company.party.start_activity_date"&gt;</text:placeholder></text:span></text:span></text:p>
            <text:p text:style-name="P14"><text:span text:style-name="Line_20_numbering"><text:span text:style-name="T5">Inicio de Actividad: </text:span></text:span><text:span text:style-name="Line_20_numbering"><text:span text:style-name="T5"><text:placeholder text:placeholder-type="text">&lt;format_date(company.party.start_activity_date, invoice.party.lang)&gt;</text:placeholder></text:span></text:span></text:p>
            <text:p text:style-name="P14"><text:span text:style-name="Line_20_numbering"><text:span text:style-name="T5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38">Sr.(s) <text:placeholder text:placeholder-type="text">&lt;invoice.party.full_name&gt;</text:placeholder></text:p>
            <text:p text:style-name="P39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IVA <text:placeholder text:placeholder-type="text">&lt;condicion_iva_cliente&gt;</text:placeholder></text:p>
          </table:table-cell>
          <table:table-cell table:style-name="Tabla4.B1" office:value-type="string">
            <text:p text:style-name="P15"><text:span text:style-name="Line_20_numbering"><text:span text:style-name="T9">CUIT</text:span></text:span><text:span text:style-name="Line_20_numbering"><text:span text:style-name="T5">: </text:span></text:span><text:span text:style-name="Line_20_numbering"><text:span text:style-name="T5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5"><text:span text:style-name="Line_20_numbering"><text:span text:style-name="T5"><text:placeholder text:placeholder-type="text">&lt;if test="invoice.pyafipws_billing_start_date"&gt;</text:placeholder></text:span></text:span></text:p>
            <text:p text:style-name="P4"><text:span text:style-name="Line_20_numbering"><text:span text:style-name="T6">Periodo Facturado: </text:span></text:span><text:span text:style-name="Line_20_numbering"><text:span text:style-name="T6"><text:placeholder text:placeholder-type="text">&lt;format_date(invoice.pyafipws_billing_start_date, invoice.party.lang)&gt;</text:placeholder></text:span></text:span><text:span text:style-name="Line_20_numbering"><text:span text:style-name="T6"> </text:span></text:span><text:span text:style-name="Line_20_numbering"><text:span text:style-name="T6"><text:placeholder text:placeholder-type="text">&lt;format_date(invoice.pyafipws_billing_end_date, invoice.party.lang)&gt;</text:placeholder></text:span></text:span></text:p>
            <text:p text:style-name="P5"><text:span text:style-name="Line_20_numbering"><text:span text:style-name="T5"><text:placeholder text:placeholder-type="text">&lt;/if&gt;</text:placeholder></text:span></text:span></text:p>
            <text:p text:style-name="P5"><text:span text:style-name="Line_20_numbering"><text:span text:style-name="T5"><text:placeholder text:placeholder-type="text">&lt;if test="invoice.lines_to_pay"&gt;</text:placeholder></text:span></text:span></text:p>
            <text:p text:style-name="P4"><text:span text:style-name="T5">Fecha de Vencimiento Pago: </text:span><text:span text:style-name="Line_20_numbering"><text:span text:style-name="T6"><text:placeholder text:placeholder-type="text">&lt;format_date(invoice.lines_to_pay[0].maturity_date, invoice.party.lang)&gt;</text:placeholder></text:span></text:span></text:p>
            <text:p text:style-name="P6"><text:span text:style-name="Line_20_numbering"><text:span text:style-name="T5"><text:placeholder text:placeholder-type="text">&lt;/if&gt;</text:placeholder></text:span></text:span></text:p>
            <text:p text:style-name="P6"><text:span text:style-name="Line_20_numbering"><text:span text:style-name="T5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P27">Description</text:p>
            </table:table-cell>
            <table:table-cell table:style-name="Table1.A1" office:value-type="string">
              <text:p text:style-name="P27">Quantity</text:p>
            </table:table-cell>
            <table:table-cell table:style-name="Table1.A1" office:value-type="string">
              <text:p text:style-name="P27">Unit Price</text:p>
            </table:table-cell>
            <table:table-cell table:style-name="Table1.A1" office:value-type="string">
              <text:p text:style-name="P27"><text:span text:style-name="Line_20_numbering"><text:placeholder text:placeholder-type="text">&lt;if test="show_tax"&gt;</text:placeholder></text:span></text:p>
              <text:p text:style-name="P27">Taxes</text:p>
              <text:p text:style-name="P34"><text:span text:style-name="Line_20_numbering"><text:placeholder text:placeholder-type="text">&lt;/if&gt;</text:placeholder></text:span></text:p>
            </table:table-cell>
            <table:table-cell table:style-name="Table1.E1" office:value-type="string">
              <text:p text:style-name="P27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28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5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/>
            <text:p text:style-name="P28"><text:placeholder text:placeholder-type="text">&lt;/for&gt;</text:placeholder></text:p>
          </table:table-cell>
          <table:table-cell table:style-name="Table1.D5" office:value-type="string">
            <text:p text:style-name="P30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30"><text:placeholder text:placeholder-type="text">&lt;format_currency(line.unit_price, invoice.party.lang, invoice.currency)&gt;</text:placeholder></text:p>
          </table:table-cell>
          <table:table-cell table:style-name="Table1.D5" office:value-type="string">
            <text:p text:style-name="P33"><text:span text:style-name="Line_20_numbering"><text:span text:style-name="T10"><text:placeholder text:placeholder-type="text">&lt;if test="show_tax"&gt;</text:placeholder></text:span></text:span></text:p>
            <text:p text:style-name="P33"><text:placeholder text:placeholder-type="text">&lt;','.join('[' + unicode(x.sequence_number) + ']' for x in line.invoice_taxes)&gt;</text:placeholder></text:p>
            <text:p text:style-name="P33"><text:span text:style-name="Line_20_numbering"><text:span text:style-name="T10"><text:placeholder text:placeholder-type="text">&lt;/if&gt;</text:placeholder></text:span></text:span></text:p>
          </table:table-cell>
          <table:table-cell table:style-name="Table1.E5" office:value-type="string">
            <text:p text:style-name="P29"><text:placeholder text:placeholder-type="text">&lt;format_currency(get_line_amount(tipo_comprobante,line.amount, line.invoice_taxes)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2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0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2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28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28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 table:number-columns-repeated="2"/>
              <table:table-header-rows>
                <table:table-row>
                  <table:table-cell table:style-name="Tabla6.A1" table:number-columns-spanned="3" office:value-type="string">
                    <text:p text:style-name="P25"><text:span text:style-name="Line_20_numbering"><text:span text:style-name="T10"><text:placeholder text:placeholder-type="text">&lt;if test="show_tax"&gt;</text:placeholder></text:span></text:span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5">Tax</text:p>
                </table:table-cell>
                <table:table-cell table:style-name="Tabla6.A2" office:value-type="string">
                  <text:p text:style-name="P25">Base</text:p>
                </table:table-cell>
                <table:table-cell table:style-name="Tabla6.C2" office:value-type="string">
                  <text:p text:style-name="P43">Amount</text:p>
                </table:table-cell>
              </table:table-row>
              <table:table-row>
                <table:table-cell table:style-name="Tabla6.C2" table:number-columns-spanned="3" office:value-type="string">
                  <text:p text:style-name="P28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28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a6.A2" office:value-type="string">
                  <text:p text:style-name="P29"><text:placeholder text:placeholder-type="text">&lt;format_currency(tax.base, invoice.party.lang, currency=invoice.currency)&gt;</text:placeholder></text:p>
                </table:table-cell>
                <table:table-cell table:style-name="Tabla6.C2" office:value-type="string">
                  <text:p text:style-name="P29"><text:placeholder text:placeholder-type="text">&lt;format_currency(tax.amount, invoice.party.lang, currency=invoice.currency)&gt;</text:placeholder></text:p>
                </table:table-cell>
              </table:table-row>
              <table:table-row>
                <table:table-cell table:style-name="Tabla6.C2" table:number-columns-spanned="3" office:value-type="string">
                  <text:p text:style-name="P41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C2" table:number-columns-spanned="3" office:value-type="string">
                  <text:p text:style-name="P42"><text:span text:style-name="Line_20_numbering"><text:span text:style-name="T10"><text:placeholder text:placeholder-type="text">&lt;/if&gt;</text:placeholder></text:span></text:span></text:p>
                </table:table-cell>
                <table:covered-table-cell/>
                <table:covered-table-cell/>
              </table:table-row>
            </table:table>
            <text:p text:style-name="P29"><text:span text:style-name="Line_20_numbering"><text:span text:style-name="T10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6">Subtotal:</text:p>
                </table:table-cell>
                <table:table-cell table:style-name="Table4.B1" office:value-type="string">
                  <text:p text:style-name="P29"><text:span text:style-name="Line_20_numbering"><text:span text:style-name="T10"><text:placeholder text:placeholder-type="text">&lt;if test="tipo_comprobante"&gt;</text:placeholder></text:span></text:span><text:span text:style-name="Line_20_numbering"><text:span text:style-name="T10"><text:placeholder text:placeholder-type="text">&lt;choose test=""&gt;</text:placeholder></text:span></text:span><text:span text:style-name="Line_20_numbering"><text:span text:style-name="T10"><text:placeholder text:placeholder-type="text">&lt;when test="tipo_comprobante == 'A'"&gt;</text:placeholder></text:span></text:span><text:placeholder text:placeholder-type="text">&lt;format_currency(invoice.untaxed_amount, invoice.party.lang, currency=invoice.currency)&gt;</text:placeholder><text:span text:style-name="Line_20_numbering"><text:span text:style-name="T10"><text:placeholder text:placeholder-type="text">&lt;/when&gt;</text:placeholder></text:span></text:span><text:span text:style-name="Line_20_numbering"><text:span text:style-name="T10"><text:placeholder text:placeholder-type="text">&lt;otherwise test=""&gt;</text:placeholder></text:span></text:span><text:span text:style-name="Line_20_numbering"><text:span text:style-name="T10"><text:placeholder text:placeholder-type="text">&lt;format_currency(invoice.total_amount, invoice.party.lang, currency=invoice.currency)&gt;</text:placeholder></text:span></text:span><text:span text:style-name="Line_20_numbering"><text:span text:style-name="T10"><text:placeholder text:placeholder-type="text">&lt;/otherwise&gt;</text:placeholder></text:span></text:span><text:span text:style-name="Line_20_numbering"><text:span text:style-name="T10"><text:placeholder text:placeholder-type="text">&lt;/choose&gt;</text:placeholder></text:span></text:span><text:span text:style-name="Line_20_numbering"><text:span text:style-name="T10"><text:placeholder text:placeholder-type="text">&lt;/if&gt;</text:placeholder></text:span></text:span></text:p>
                </table:table-cell>
              </table:table-row>
              <table:table-row>
                <table:table-cell table:style-name="Table4.A2" office:value-type="string">
                  <text:p text:style-name="P26">Taxes:</text:p>
                </table:table-cell>
                <table:table-cell table:style-name="Table4.B2" office:value-type="string">
                  <text:p text:style-name="P29"><text:placeholder text:placeholder-type="text">&lt;format_currency(invoice_impuestos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6">Total:</text:p>
                </table:table-cell>
                <table:table-cell table:style-name="Table4.B3" office:value-type="string">
                  <text:p text:style-name="P29"><text:placeholder text:placeholder-type="text">&lt;format_currency(invoice.total_amount, invoice.party.lang, currency=invoice.currency)&gt;</text:placeholder></text:p>
                </table:table-cell>
              </table:table-row>
            </table:table>
            <text:p text:style-name="P28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25">Payment Term</text:p>
              <text:p text:style-name="P1"><text:placeholder text:placeholder-type="text">&lt;if test="invoice.payment_term.description"&gt;</text:placeholder></text:p>
              <text:p text:style-name="P1"><text:placeholder text:placeholder-type="text">&lt;for each="description in (invoice.payment_term.description or '').split('\n')"&gt;</text:placeholder></text:p>
              <text:p text:style-name="P1"><text:placeholder text:placeholder-type="text">&lt;description&gt;</text:placeholder></text:p>
              <text:p text:style-name="P1"><text:placeholder text:placeholder-type="text">&lt;/for&gt;</text:placeholder></text:p>
              <text:p text:style-name="P1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5">Date</text:p>
            </table:table-cell>
            <table:table-cell table:style-name="Table5.B2" office:value-type="string">
              <text:p text:style-name="P25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28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28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1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28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1"><text:placeholder text:placeholder-type="text">&lt;comment&gt;</text:placeholder></text:p>
      <text:p text:style-name="P1"><text:placeholder text:placeholder-type="text">&lt;/for&gt;</text:placeholder></text:p>
      <text:p text:style-name="P8"><text:span text:style-name="Line_20_numbering"><text:placeholder text:placeholder-type="text">&lt;if test="invoice.pyafipws_cae"&gt;</text:placeholder></text:span></text:p>
      <text:p text:style-name="P3"><draw:frame draw:style-name="fr1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7"/></text:span></text:p>
      <text:p text:style-name="P3"><text:span text:style-name="Line_20_numbering"><text:span text:style-name="T7">CAE N° <text:s text:c="2"/></text:span></text:span><text:span text:style-name="Line_20_numbering"><text:span text:style-name="T7"><text:placeholder text:placeholder-type="text">&lt;invoice.pyafipws_cae&gt;</text:placeholder></text:span></text:span></text:p>
      <text:p text:style-name="P2"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9"><text:span text:style-name="Line_20_numbering"><text:span text:style-name="T7"><text:s/></text:span></text:span><text:span text:style-name="Line_20_numbering"><text:span text:style-name="T7"><text:placeholder text:placeholder-type="text">&lt;invoice.pyafipws_barcode&gt;</text:placeholder></text:span></text:span></text:p>
      <text:p text:style-name="P8"><text:span text:style-name="Line_20_numbering"><text:span text:style-name="T7"><text:placeholder text:placeholder-type="text">&lt;/if&gt;</text:placeholder></text:span></text:span><text:span text:style-name="Line_20_numbering"><text:span text:style-name="T11"> <text:s text:c="2"/></text:span></text:span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5T15:00:35</meta:creation-date>
    <meta:editing-cycles>1</meta:editing-cycles>
    <meta:editing-duration>P0D</meta:editing-duration>
    <meta:document-statistic meta:table-count="10" meta:image-count="0" meta:object-count="0" meta:page-count="5" meta:paragraph-count="113" meta:word-count="284" meta:character-count="3888" meta:non-whitespace-character-count="3711"/>
    <meta:user-defined meta:name="Info 1"/>
    <meta:user-defined meta:name="Info 2"/>
    <meta:user-defined meta:name="Info 3"/>
    <meta:user-defined meta:name="Info 4"/>
  </office:meta>
</office:document-meta>
</file>